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Droid Serif', Times, serif"/>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weight="bold" style:font-weight-asian="bold" style:font-weight-complex="bold"/>
    </style:style>
    <style:style style:name="P2"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333333" style:font-name="serif" fo:font-size="13.5pt" fo:letter-spacing="normal" fo:font-style="normal" fo:font-weight="bold" style:font-weight-asian="bold" style:font-weight-complex="bold"/>
    </style:style>
    <style:style style:name="P3" style:family="paragraph" style:parent-style-name="Heading_20_2">
      <style:paragraph-properties fo:margin-left="0in" fo:margin-right="0in" fo:text-align="start" style:justify-single-word="false" fo:orphans="2" fo:widows="2" fo:text-indent="0in" style:auto-text-indent="false"/>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serif" fo:font-size="13.5pt" fo:letter-spacing="normal" fo:font-style="normal" fo:font-weight="normal"/>
    </style:style>
    <style:style style:name="P5" style:family="paragraph" style:parent-style-name="Text_20_body" style:list-style-name="L2"/>
    <style:style style:name="P6" style:family="paragraph" style:parent-style-name="Text_20_body">
      <style:text-properties fo:font-weight="bold"/>
    </style:style>
    <style:style style:name="P7" style:family="paragraph" style:parent-style-name="Text_20_body">
      <style:text-properties fo:font-weight="bold" style:font-weight-asian="bold" style:font-weight-complex="bold"/>
    </style:style>
    <style:style style:name="P8" style:family="paragraph" style:parent-style-name="Text_20_body" style:list-style-name="L5">
      <style:text-properties fo:font-weight="bold"/>
    </style:style>
    <style:style style:name="P9" style:family="paragraph" style:parent-style-name="Text_20_body" style:list-style-name="L4"/>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8">
      <style:text-properties fo:font-weight="normal" style:font-weight-asian="normal" style:font-weight-complex="normal"/>
    </style:style>
    <style:style style:name="P12" style:family="paragraph" style:parent-style-name="Text_20_body" style:list-style-name="L9">
      <style:text-properties fo:font-weight="normal" style:font-weight-asian="normal" style:font-weight-complex="normal"/>
    </style:style>
    <style:style style:name="P13" style:family="paragraph" style:parent-style-name="Text_20_body" style:list-style-name="L4">
      <style:paragraph-properties fo:margin-top="0in" fo:margin-bottom="0in" loext:contextual-spacing="false"/>
    </style:style>
    <style:style style:name="P1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font-name="serif" fo:font-size="13.5pt" fo:letter-spacing="normal" fo:font-style="normal" fo:font-weight="normal"/>
    </style:style>
    <style:style style:name="P1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font-name="Georgia" fo:font-size="13.5pt" fo:letter-spacing="normal" fo:font-style="normal" fo:font-weight="normal"/>
    </style:style>
    <style:style style:name="P16" style:family="paragraph" style:parent-style-name="Text_20_body">
      <style:paragraph-properties fo:margin-left="0in" fo:margin-right="0in" fo:text-align="start" style:justify-single-word="false" fo:orphans="2" fo:widows="2" fo:text-indent="0in" style:auto-text-indent="false"/>
    </style:style>
    <style:style style:name="T1" style:family="text">
      <style:text-properties style:font-name="serif"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variant="normal" fo:text-transform="none" fo:color="#333333" style:font-name="Georgia" fo:font-size="13.5pt" fo:letter-spacing="normal" fo:font-style="normal" fo:font-weight="normal"/>
    </style:style>
    <style:style style:name="T6" style:family="text">
      <style:text-properties fo:font-variant="normal" fo:text-transform="none" fo:color="#333333" style:font-name="Georgia" fo:font-size="13.5pt" fo:letter-spacing="normal" fo:font-style="normal" fo:font-weight="bold"/>
    </style:style>
    <style:style style:name="T7" style:family="text">
      <style:text-properties fo:font-variant="normal" fo:text-transform="none" fo:color="#333333" fo:letter-spacing="normal"/>
    </style:style>
    <style:style style:name="T8" style:family="text">
      <style:text-properties fo:font-variant="normal" fo:text-transform="none" fo:color="#333333" style:font-name="serif" fo:font-size="13.5pt" fo:letter-spacing="normal" fo:font-style="normal"/>
    </style:style>
    <style:style style:name="T9" style:family="text">
      <style:text-properties fo:font-variant="normal" fo:text-transform="none" fo:color="#333333" style:font-name="serif" fo:font-size="13.5pt" fo:letter-spacing="normal" fo:font-style="normal" fo:font-weight="normal"/>
    </style:style>
    <style:style style:name="T10" style:family="text">
      <style:text-properties fo:font-variant="normal" fo:text-transform="none" fo:color="#333333" style:font-name="serif" fo:font-size="13.5pt" fo:letter-spacing="normal" fo:font-style="normal" fo:font-weight="normal" officeooo:rsid="00173668"/>
    </style:style>
    <style:style style:name="T11" style:family="text">
      <style:text-properties fo:font-variant="normal" fo:text-transform="none" fo:color="#333333" style:font-name="serif" fo:font-size="13.5pt" fo:letter-spacing="normal" fo:font-style="normal" fo:font-weight="normal" style:font-weight-asian="bold" style:font-weight-complex="bold"/>
    </style:style>
    <style:style style:name="T12" style:family="text">
      <style:text-properties fo:font-variant="normal" fo:text-transform="none" fo:color="#333333" style:font-name="serif" fo:font-size="13.5pt" fo:letter-spacing="normal" fo:font-style="normal" fo:font-weight="bold" style:font-weight-asian="bold" style:font-weight-complex="bold"/>
    </style:style>
    <style:style style:name="T13" style:family="text">
      <style:text-properties officeooo:rsid="00173668"/>
    </style:style>
    <style:style style:name="T14" style:family="text">
      <style:text-properties officeooo:rsid="0017bd5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a1"/>Planning a Customer Analytics Initiative</text:h>
      <text:p text:style-name="P4">the best practices for defining, collecting, and analyzing your customer analytics to help make better decisions from your customer data.</text:p>
      <text:p text:style-name="P4">Six Sigma methodology, tailored to customer analytics.</text:p>
      <text:h text:style-name="P2" text:outline-level="2"><text:bookmark text:name="a2"/>A Customer Analytics Initiative Overview</text:h>
      <text:p text:style-name="P14"><text:span text:style-name="T3">Access to the right data:</text:span> It’s hard to increase the frequency of customer purchases, conversions, or attitudes if you don’t know what customers are purchasing, when they are purchasing it, or what they are thinking. Be sure you know that the data you need exists, or that you’ll be able to collect and analyze it.</text:p>
      <text:p text:style-name="Text_20_body"><text:line-break/><text:span text:style-name="T3">Customer level data:</text:span><text:span text:style-name="T7"> </text:span><text:span text:style-name="T5">To do the most with customer analytics, you’ll want to gather data for each customer, not aggregated data at product or company levels.</text:span></text:p>
      <text:list xml:id="list2018023875" text:style-name="L2">
        <text:list-item>
          <text:p text:style-name="P5"><text:span text:style-name="T5">Because customer analytics is about understanding the customer from past data to predict future data, you need to identify transactions, revenue, and survey data for each customer. You can then roll this lower level customer data up to product or company level summaries as needed.</text:span></text:p>
        </text:list-item>
      </text:list>
      <text:p text:style-name="Text_20_body"><text:line-break/><text:span text:style-name="T6">Analytics that focus on the customer:</text:span><text:span text:style-name="T5"> The “right” analytics depend on the method. But one thing that all good customer analytics have in common is that they are meaningful to the customer. Just like airlines should care more about on-time arrivals than on-time departures, your analytics should be felt by customers at all phases of their journey.</text:span></text:p>
      <text:p text:style-name="P16"><text:span text:style-name="T6">Getting buy-in:</text:span><text:span text:style-name="T5"> Planning, collecting, and analyzing data is only good if something is going to be done about the insights.</text:span></text:p>
      <text:p text:style-name="P16"><text:span text:style-name="T5"/></text:p>
      <text:h text:style-name="P3" text:outline-level="2"><text:bookmark text:name="a3"/>Defining the Scope and Outcome</text:h>
      <text:p text:style-name="Text_20_body"><text:line-break/><text:span text:style-name="T9">The first stage is goal setting: where you define the scope and outcome of your project.</text:span></text:p>
      <text:p text:style-name="P6"><text:soft-page-break/><text:span text:style-name="T10">1.</text:span><text:span text:style-name="T9">State the goals of the initiative.</text:span></text:p>
      <text:p text:style-name="P6"><text:span text:style-name="T9">Think in terms of the intended outcome (for example, an increase of 10% in revenue of a product line over the next year). The more specific you can be, the more attainable the endeavor.</text:span></text:p>
      <text:p text:style-name="Text_20_body"><text:line-break/><text:span text:style-name="T13">2.</text:span><text:span text:style-name="T9">Write down the questions you want to answer:</text:span></text:p>
      <text:p text:style-name="Text_20_body"><text:span text:style-name="T9">Data is meaningless unless it’s collected for a reason. Articulate what business questions you’re hoping to answer. Avoid being vague and large in scope. Start small and specific and itemize your questions.</text:span></text:p>
      <text:p text:style-name="Text_20_body"><text:line-break/><text:span text:style-name="T9">You want to be SMART: </text:span><text:span text:style-name="T12">Specific, Measurable, Attainable, Realistic, and Timely.</text:span></text:p>
      <text:p text:style-name="P15"><text:span text:style-name="T1">Some examples of questions customer analytics can answer include:</text:span></text:p>
      <text:p text:style-name="P15"><text:span text:style-name="T1">Which product feature should I add to this product?</text:span></text:p>
      <text:list xml:id="list3932379302" text:style-name="L4">
        <text:list-item>
          <text:p text:style-name="P13">What is preventing customers on the website from completing a purchase?</text:p>
        </text:list-item>
        <text:list-item>
          <text:p text:style-name="P13">What labels should I change in the website navigation?</text:p>
        </text:list-item>
        <text:list-item>
          <text:p text:style-name="P13">Why are customers not recommending a product and how can I improve positive word of mouth?</text:p>
        </text:list-item>
        <text:list-item>
          <text:p text:style-name="P13">What percent of high-income mothers are aware of the brand and website?</text:p>
        </text:list-item>
        <text:list-item>
          <text:p text:style-name="P13">Who are the most profitable customers?</text:p>
        </text:list-item>
        <text:list-item>
          <text:p text:style-name="P9">How long until a customer makes a repeat purchase?</text:p>
        </text:list-item>
      </text:list>
      <text:p text:style-name="P15"><text:span text:style-name="T1">There’s a good chance you aren’t the first person to collect and use customer analytics in your organization. Look for past initiatives, past projects, and what worked and what didn’t work. The documents, results, and people involved in past initiatives will save you a lot of effort and prevent you from reinventing the wheel.</text:span></text:p>
      <text:p text:style-name="Text_20_body"><text:line-break/><text:span text:style-name="T11">There’s a good chance you aren’t the first person to collect and use customer analytics in your organization. Look for past initiatives, past projects, and what worked and what didn’t work. The documents, results, and people involved in past initiatives will save you a lot of effort and prevent you from reinventing the wheel.</text:span></text:p>
      <text:p text:style-name="Text_20_body"><text:span text:style-name="T11"/></text:p>
      <text:h text:style-name="P1" text:outline-level="2"><text:bookmark text:name="a4"/><text:soft-page-break/><text:span text:style-name="T8">Identifying the Metrics, Methods, and Tools</text:span></text:h>
      <text:p text:style-name="P7"><text:span text:style-name="T8"/></text:p>
      <text:p text:style-name="Text_20_body"><text:line-break/><text:span text:style-name="T14">I</text:span><text:span text:style-name="T11">dentify the metrics and methods you’ll use to answer your questions and achieve your goals:</text:span></text:p>
      <text:list xml:id="list1354635792" text:style-name="L5">
        <text:list-item>
          <text:p text:style-name="P8">Look for metrics that are meaningful to customers.</text:p>
        </text:list-item>
        <text:list-item>
          <text:p text:style-name="P8">Identify what tools you’ll need for data collection.</text:p>
        </text:list-item>
      </text:list>
      <text:p text:style-name="P10">You also need to understand your baseline scores. It’s hard to know if you’ve improved anything if you don’t have a baseline measure.</text:p>
      <text:p text:style-name="Text_20_body"><text:span text:style-name="T4"><text:line-break/></text:span>After surveys, customer transactions and purchase data are popular sources for finding baseline data. You need</text:p>
      <text:list xml:id="list2506698465" text:style-name="L8">
        <text:list-item>
          <text:p text:style-name="P11"><text:span text:style-name="T3">Access to customer data:</text:span> This is often guarded in organizations because it contains both sensitive company and customer data.</text:p>
        </text:list-item>
      </text:list>
      <text:list xml:id="list101090652" text:style-name="L9">
        <text:list-item>
          <text:p text:style-name="P12"><text:span text:style-name="T3">Transaction data</text:span> <text:span text:style-name="T3">at the right level of detail:</text:span> Total revenue by product is often at too high a level to understand what’s driving purchases. In many cases, you want to obtain customer transaction data at the product level. This way, you can understand who these customers are (demographics and so forth), when they made the purchase, for how much, and how often (for repeat purchases).</text:p>
        </text:list-item>
      </text:list>
      <text:h text:style-name="P1" text:outline-level="2"><text:bookmark text:name="a6"/>Determining the Correct Sample Size</text:h>
      <text:p text:style-name="P7"><text:line-break/></text:p>
      <text:p text:style-name="Text_20_body"><text:span text:style-name="T1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Droid Serif', Times, serif"/>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7:13:45.118195772</meta:creation-date>
    <dc:date>2020-12-09T18:04:42.089413750</dc:date>
    <meta:editing-duration>PT6S</meta:editing-duration>
    <meta:editing-cycles>1</meta:editing-cycles>
    <meta:document-statistic meta:table-count="0" meta:image-count="0" meta:object-count="0" meta:page-count="3" meta:paragraph-count="36" meta:word-count="717" meta:character-count="4348" meta:non-whitespace-character-count="3668"/>
    <meta:generator>LibreOffice/6.4.6.2$Linux_X86_64 LibreOffice_project/40$Build-2</meta:generator>
  </office:meta>
</office:document-meta>
</file>